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cm" fo:margin-top="0cm" fo:margin-bottom="0cm" table:align="left" style:writing-mode="page"/>
    </style:style>
    <style:style style:name="Table1.A" style:family="table-column">
      <style:table-column-properties style:column-width="3.9cm"/>
    </style:style>
    <style:style style:name="Table1.B" style:family="table-column">
      <style:table-column-properties style:column-width="4.043cm"/>
    </style:style>
    <style:style style:name="Table1.C" style:family="table-column">
      <style:table-column-properties style:column-width="4.078cm"/>
    </style:style>
    <style:style style:name="Table1.D" style:family="table-column">
      <style:table-column-properties style:column-width="4.489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Standard" style:list-style-name="">
      <style:paragraph-properties fo:margin-top="0cm" fo:margin-bottom="0.494cm" style:contextual-spacing="false" fo:line-height="100%"/>
    </style:style>
    <style:style style:name="P2" style:family="paragraph" style:parent-style-name="Standard" style:list-style-name="">
      <style:paragraph-properties fo:margin-top="0.494cm" fo:margin-bottom="0.494cm" style:contextual-spacing="false" fo:line-height="100%"/>
    </style:style>
    <style:style style:name="P3" style:family="paragraph" style:parent-style-name="Standard">
      <style:paragraph-properties fo:margin-top="0.494cm" fo:margin-bottom="0.494cm" style:contextual-spacing="false" fo:line-height="100%"/>
    </style:style>
    <style:style style:name="P4" style:family="paragraph" style:parent-style-name="Standard">
      <style:paragraph-properties fo:margin-top="0.494cm" fo:margin-bottom="0.494cm" style:contextual-spacing="false" fo:line-height="100%"/>
      <style:text-properties officeooo:paragraph-rsid="000178db"/>
    </style:style>
    <style:style style:name="P5" style:family="paragraph" style:parent-style-name="Standard">
      <style:paragraph-properties fo:margin-top="0cm" fo:margin-bottom="0cm" style:contextual-spacing="false" fo:line-height="100%"/>
    </style:style>
    <style:style style:name="P6" style:family="paragraph">
      <loext:graphic-properties draw:fill="solid" draw:fill-color="#a0a0a0"/>
      <style:paragraph-properties fo:text-align="center"/>
    </style:style>
    <style:style style:name="P7" style:family="paragraph" style:parent-style-name="Standard">
      <style:paragraph-properties fo:margin-top="0cm" fo:margin-bottom="0cm" style:contextual-spacing="false" fo:line-height="100%" fo:text-align="center" style:justify-single-word="false"/>
    </style:style>
    <style:style style:name="T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3"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font-weight="bold" officeooo:rsid="000178db"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fo:font-weight="bold" officeooo:rsid="0000f85f"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gr1" style:family="graphic">
      <style:graphic-properties draw:stroke="none" svg:stroke-width="0cm" draw:fill="solid" draw:fill-color="#a0a0a0" draw:textarea-horizontal-align="center" draw:textarea-vertical-align="top" draw:auto-grow-height="false" fo:wrap-option="wrap"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Product Inventory Management System</text:span><text:span text:style-name="T1"/></text:h>
      <text:h text:style-name="P2" text:outline-level="2" loext:marker-style-name="T2"><text:span text:style-name="T2">Ideation Phase</text:span><text:span text:style-name="T2"/></text:h>
      <text:h text:style-name="P2" text:outline-level="3" loext:marker-style-name="T3"><text:span text:style-name="T3">Empathize &amp; Discover</text:span><text:span text:style-name="T3"/></text:h>
      <text:p text:style-name="P3" loext:marker-style-name="T4"><text:span text:style-name="T5">Date<text:tab/><text:tab/><text:tab/>:</text:span><text:span text:style-name="T6">07.03.2026</text:span></text:p>
      <text:p text:style-name="P4" loext:marker-style-name="T4"><text:span text:style-name="T5">Team ID<text:tab/><text:tab/>:</text:span><text:span text:style-name="T7">SWTID-2026-7835</text:span></text:p>
      <text:p text:style-name="P4" loext:marker-style-name="T4"><text:span text:style-name="T5">Project Name<text:tab/><text:tab/>:</text:span><text:span text:style-name="T7">Product Inventory Management System (Backend)</text:span></text:p>
      <text:p text:style-name="P3" loext:marker-style-name="T4"><text:span text:style-name="T5">Maximum Marks</text:span><text:span text:style-name="T4"><text:line-break/>4 Marks</text:span></text:p>
      <text:p text:style-name="P5" loext:marker-style-name="T4"><draw:rect text:anchor-type="as-char" style:rel-width="100%" draw:z-index="0" draw:style-name="gr1" draw:text-style-name="P6" svg:width="16.511cm" svg:height="0.054cm"><text:p/></draw:rect></text:p>
      <text:h text:style-name="P2" text:outline-level="2" loext:marker-style-name="T2"><text:span text:style-name="T2">Empathy Map Canvas</text:span><text:span text:style-name="T2"/></text:h>
      <text:p text:style-name="P3" loext:marker-style-name="T4"><text:span text:style-name="T4">An empathy map is a simple visual framework used to understand the behaviour, needs, and attitudes of users. It helps teams clearly organize their observations about users and gain deeper insight into their experiences.</text:span><text:span text:style-name="T4"/></text:p>
      <text:p text:style-name="P3" loext:marker-style-name="T4"><text:span text:style-name="T4">This tool is useful for understanding the user's point of view and identifying their real problems. By creating an empathy map, team members can think from the user's perspective and understand their goals, motivations, and challenges.</text:span><text:span text:style-name="T4"/></text:p>
      <text:p text:style-name="P3" loext:marker-style-name="T4"><text:span text:style-name="T4">When developing a solution, it is important to focus on the actual problem faced by the user. The empathy map activity encourages participants to analyze how users think, feel, and act while interacting with a system. This process helps in designing a more user-friendly and effective solution for inventory management.</text:span><text:span text:style-name="T4"/></text:p>
      <text:p text:style-name="P3" loext:marker-style-name="T4"><text:span text:style-name="T5">Example:</text:span><text:span text:style-name="T5"/></text:p>
      <text:p text:style-name="P3" loext:marker-style-name="T4"><text:span text:style-name="T8">(Empathy map diagram can be added here if required)</text:span><text:span text:style-name="T8"/></text:p>
      <text:h text:style-name="P2" text:outline-level="2" loext:marker-style-name="T2"><text:span text:style-name="T2">Empathy Map – Product Inventory Management System</text:span><text:span text:style-name="T2"/></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 loext:marker-style-name="T5"><text:span text:style-name="T5">Says</text:span><text:span text:style-name="T5"/></text:p>
            </table:table-cell>
            <table:table-cell table:style-name="Table1.A1" office:value-type="string">
              <text:p text:style-name="P7" loext:marker-style-name="T5"><text:span text:style-name="T5">Thinks</text:span><text:span text:style-name="T5"/></text:p>
            </table:table-cell>
            <table:table-cell table:style-name="Table1.A1" office:value-type="string">
              <text:p text:style-name="P7" loext:marker-style-name="T5"><text:span text:style-name="T5">Does</text:span><text:span text:style-name="T5"/></text:p>
            </table:table-cell>
            <table:table-cell table:style-name="Table1.A1" office:value-type="string">
              <text:p text:style-name="P7" loext:marker-style-name="T5"><text:span text:style-name="T5">Feels</text:span><text:span text:style-name="T5"/></text:p>
            </table:table-cell>
          </table:table-row>
        </table:table-header-rows>
        <table:table-row table:style-name="Table1.1">
          <table:table-cell table:style-name="Table1.A1" office:value-type="string">
            <text:p text:style-name="P5" loext:marker-style-name="T4"><text:span text:style-name="T4">“I need an easy way to manage my products.”</text:span><text:span text:style-name="T4"/></text:p>
          </table:table-cell>
          <table:table-cell table:style-name="Table1.A1" office:value-type="string">
            <text:p text:style-name="P5" loext:marker-style-name="T4"><text:span text:style-name="T4">I want a simple system that saves my time.</text:span><text:span text:style-name="T4"/></text:p>
          </table:table-cell>
          <table:table-cell table:style-name="Table1.A1" office:value-type="string">
            <text:p text:style-name="P5" loext:marker-style-name="T4"><text:span text:style-name="T4">Adds new products and updates stock regularly.</text:span><text:span text:style-name="T4"/></text:p>
          </table:table-cell>
          <table:table-cell table:style-name="Table1.A1" office:value-type="string">
            <text:p text:style-name="P5" loext:marker-style-name="T4"><text:span text:style-name="T4">Frustrated when inventory is difficult to manage.</text:span><text:span text:style-name="T4"/></text:p>
          </table:table-cell>
        </table:table-row>
        <table:table-row table:style-name="Table1.1">
          <table:table-cell table:style-name="Table1.A1" office:value-type="string">
            <text:p text:style-name="P5" loext:marker-style-name="T4"><text:span text:style-name="T4">“Updating stock </text:span><text:soft-page-break/><text:span text:style-name="T4">manually takes too much time.”</text:span><text:span text:style-name="T4"/></text:p>
          </table:table-cell>
          <table:table-cell table:style-name="Table1.A1" office:value-type="string">
            <text:p text:style-name="P5" loext:marker-style-name="T4"><text:span text:style-name="T4">There should be a </text:span><text:soft-page-break/><text:span text:style-name="T4">faster way to track products.</text:span><text:span text:style-name="T4"/></text:p>
          </table:table-cell>
          <table:table-cell table:style-name="Table1.A1" office:value-type="string">
            <text:p text:style-name="P5" loext:marker-style-name="T4"><text:span text:style-name="T4">Checks product list and </text:span><text:soft-page-break/><text:span text:style-name="T4">modifies details frequently.</text:span><text:span text:style-name="T4"/></text:p>
          </table:table-cell>
          <table:table-cell table:style-name="Table1.A1" office:value-type="string">
            <text:p text:style-name="P5" loext:marker-style-name="T4"><text:span text:style-name="T4">Stressed when product </text:span><text:soft-page-break/><text:span text:style-name="T4">information is lost or incorrect.</text:span><text:span text:style-name="T4"/></text:p>
          </table:table-cell>
        </table:table-row>
        <table:table-row table:style-name="Table1.1">
          <table:table-cell table:style-name="Table1.A1" office:value-type="string">
            <text:p text:style-name="P5" loext:marker-style-name="T4"><text:span text:style-name="T4">“I want all product details in one place.”</text:span><text:span text:style-name="T4"/></text:p>
          </table:table-cell>
          <table:table-cell table:style-name="Table1.A1" office:value-type="string">
            <text:p text:style-name="P5" loext:marker-style-name="T4"><text:span text:style-name="T4">A centralized dashboard would make work easier.</text:span><text:span text:style-name="T4"/></text:p>
          </table:table-cell>
          <table:table-cell table:style-name="Table1.A1" office:value-type="string">
            <text:p text:style-name="P5" loext:marker-style-name="T4"><text:span text:style-name="T4">Searches products and monitors stock levels.</text:span><text:span text:style-name="T4"/></text:p>
          </table:table-cell>
          <table:table-cell table:style-name="Table1.A1" office:value-type="string">
            <text:p text:style-name="P5" loext:marker-style-name="T4"><text:span text:style-name="T4">Confused when data is scattered across different records.</text:span><text:span text:style-name="T4"/></text:p>
          </table:table-cell>
        </table:table-row>
        <table:table-row table:style-name="Table1.1">
          <table:table-cell table:style-name="Table1.A1" office:value-type="string">
            <text:p text:style-name="P5" loext:marker-style-name="T4"><text:span text:style-name="T4">“The system should be secure and easy to use.”</text:span><text:span text:style-name="T4"/></text:p>
          </table:table-cell>
          <table:table-cell table:style-name="Table1.A1" office:value-type="string">
            <text:p text:style-name="P5" loext:marker-style-name="T4"><text:span text:style-name="T4">Only authorized users should access the inventory.</text:span><text:span text:style-name="T4"/></text:p>
          </table:table-cell>
          <table:table-cell table:style-name="Table1.A1" office:value-type="string">
            <text:p text:style-name="P5" loext:marker-style-name="T4"><text:span text:style-name="T4">Logs in to manage and control product data.</text:span><text:span text:style-name="T4"/></text:p>
          </table:table-cell>
          <table:table-cell table:style-name="Table1.A1" office:value-type="string">
            <text:p text:style-name="P5" loext:marker-style-name="T4"><text:span text:style-name="T4">Relieved when the system is secure and reliable.</text:span><text:span text:style-name="T4"/></text:p>
          </table:table-cell>
        </table:table-row>
      </table:table>
      <text:p text:style-name="Standard"><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Heading_20_1_20_Char" style:default-outline-level="1"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Heading_20_3_20_Char" style:default-outline-level="3"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IET LAB 1</meta:initial-creator>
    <meta:editing-cycles>2</meta:editing-cycles>
    <meta:creation-date>2026-03-06T08:21:00</meta:creation-date>
    <dc:date>2026-03-12T01:38:58.211976900</dc:date>
    <meta:editing-duration>PT2M59S</meta:editing-duration>
    <meta:generator>LibreOffice/25.8.2.2$Windows_X86_64 LibreOffice_project/d401f2107ccab8f924a8e2df40f573aab7605b6f</meta:generator>
    <meta:document-statistic meta:table-count="1" meta:image-count="0" meta:object-count="0" meta:page-count="2" meta:paragraph-count="35" meta:word-count="292" meta:character-count="1868" meta:non-whitespace-character-count="1605"/>
    <meta:user-defined meta:name="AppVersion">16.0000</meta:user-defined>
    <meta:template xlink:type="simple" xlink:actuate="onRequest" xlink:title="Normal" xlink:href=""/>
  </office:meta>
</office:document-meta>
</file>